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920000022C19BF8AC2B7FD8100.png" manifest:media-type="image/png"/>
  <manifest:file-entry manifest:full-path="Pictures/10000201000002FC00000252D2A72CCD701945AA.png" manifest:media-type="image/png"/>
  <manifest:file-entry manifest:full-path="Pictures/100000000000047A000003C00DF7A0D46044FE60.jpg" manifest:media-type="image/jpeg"/>
  <manifest:file-entry manifest:full-path="Pictures/100002010000050600000206E36497B1BFE6381C.png" manifest:media-type="image/png"/>
  <manifest:file-entry manifest:full-path="Pictures/100002010000036C000002EAAFC0052ACA923001.png" manifest:media-type="image/png"/>
  <manifest:file-entry manifest:full-path="Pictures/10000201000003760000022C9327C5C6A6A3864C.png" manifest:media-type="image/png"/>
  <manifest:file-entry manifest:full-path="Pictures/1000020100000292000001BA2DD1BABBE8CBB3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draw:textarea-vertical-align="middle" fo:min-height="8.884cm"/>
    </style:style>
    <style:style style:name="pr4" style:family="presentation" style:parent-style-name="Default-outline1">
      <style:graphic-properties draw:textarea-vertical-align="middle" fo:min-height="6.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ROMESSAS</text:span></text:p>
          </draw:text-box>
        </draw:frame>
        <draw:frame draw:style-name="gr1" draw:text-style-name="P2" draw:layer="layout" svg:width="12.297cm" svg:height="4.952cm" svg:x="1.399cm" svg:y="5.776cm" presentation:class="graphic">
          <draw:image xlink:href="Pictures/100002010000050600000206E36497B1BFE6381C.png" xlink:type="simple" xlink:show="embed" xlink:actuate="onLoad" loext:mime-type="image/png">
            <text:p/>
          </draw:image>
        </draw:frame>
        <draw:frame draw:style-name="gr1" draw:text-style-name="P2" draw:layer="layout" svg:width="11.748cm" svg:height="9.134cm" svg:x="14.587cm" svg:y="3.685cm" presentation:class="graphic" presentation:user-transformed="true">
          <draw:image xlink:href="Pictures/10000201000002FC00000252D2A72CCD701945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ROMESSAS</text:span></text:p>
          </draw:text-box>
        </draw:frame>
        <draw:frame draw:style-name="gr1" draw:text-style-name="P2" draw:layer="layout" svg:width="10.903cm" svg:height="9.134cm" svg:x="2.096cm" svg:y="3.685cm" presentation:class="graphic">
          <draw:image xlink:href="Pictures/100000000000047A000003C00DF7A0D46044FE60.jpg" xlink:type="simple" xlink:show="embed" xlink:actuate="onLoad" loext:mime-type="image/jpe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2">
              <text:list-item>
                <text:p>Event loop</text:p>
              </text:list-item>
              <text:list-item>
                <text:p>Microtask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ROMESSAS</text:span></text:p>
          </draw:text-box>
        </draw:frame>
        <draw:frame draw:style-name="gr1" draw:text-style-name="P2" draw:layer="layout" svg:width="12.297cm" svg:height="6.85cm" svg:x="1.399cm" svg:y="4.827cm" presentation:class="graphic">
          <draw:image xlink:href="Pictures/10000201000003760000022C9327C5C6A6A3864C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2">
              <text:list-item>
                <text:p>Exportar res/rej</text:p>
              </text:list-item>
              <text:list-item>
                <text:p>Broadcast</text:p>
              </text:list-item>
              <text:list-item>
                <text:p>AsyncCallBack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ROMESSAS</text:span>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header>
                <text:p text:style-name="P2">Promessa(promessa)</text:p>
              </text:list-header>
            </text:list>
          </draw:text-box>
        </draw:frame>
        <draw:frame presentation:style-name="pr3" draw:text-style-name="P2" draw:layer="layout" svg:width="12.297cm" svg:height="9.134cm" svg:x="14.313cm" svg:y="3.685cm" presentation:class="outline">
          <draw:text-box>
            <text:list text:style-name="L2">
              <text:list-header>
                <text:p text:style-name="P2">Promessa(rejeição)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ROMESSAS</text:span></text:p>
          </draw:text-box>
        </draw:frame>
        <draw:frame draw:style-name="gr1" draw:text-style-name="P2" draw:layer="layout" svg:width="12.297cm" svg:height="8.26cm" svg:x="1.399cm" svg:y="4.122cm" presentation:class="graphic">
          <draw:image xlink:href="Pictures/1000020100000292000001BA2DD1BABBE8CBB371.png" xlink:type="simple" xlink:show="embed" xlink:actuate="onLoad" loext:mime-type="image/png">
            <text:p/>
          </draw:image>
        </draw:frame>
        <draw:frame draw:style-name="gr1" draw:text-style-name="P2" draw:layer="layout" svg:width="10.809cm" svg:height="9.134cm" svg:x="15.056cm" svg:y="3.685cm" presentation:class="graphic">
          <draw:image xlink:href="Pictures/10000201000002920000022C19BF8AC2B7FD810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ROMESSAS</text:span></text:p>
          </draw:text-box>
        </draw:frame>
        <draw:frame draw:style-name="gr1" draw:text-style-name="P2" draw:layer="layout" svg:width="10.726cm" svg:height="9.134cm" svg:x="8.636cm" svg:y="3.685cm" presentation:class="graphic">
          <draw:image xlink:href="Pictures/100002010000036C000002EAAFC0052ACA92300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0T00:11:31.584560983</meta:creation-date>
    <meta:generator>LibreOffice/6.2.5.2$Linux_X86_64 LibreOffice_project/20$Build-2</meta:generator>
    <dc:date>2019-08-10T00:41:20.147235614</dc:date>
    <meta:editing-duration>PT9M8S</meta:editing-duration>
    <meta:editing-cycles>1</meta:editing-cycles>
    <meta:document-statistic meta:object-count="50"/>
  </office:meta>
</office:document-meta>
</file>